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Die</text:span></text:p>
      <text:p text:style-name="Standard"/>
      <text:list xml:id="list2019271591" text:style-name="L1">
        <text:list-item>
          <text:p text:style-name="P2">Digital IO pins should be connected to the POSITIVE leg of the resistor (longer one)</text:p>
        </text:list-item>
        <text:list-item>
          <text:p text:style-name="P2">Resistors should be 270 Ohm</text:p>
        </text:list-item>
        <text:list-item>
          <text:p text:style-name="P2">Make sure resistors are grounded</text:p>
        </text:list-item>
        <text:list-item>
          <text:p text:style-name="P2">Make sure correct Digital IO pins are used (13-8)</text:p>
        </text:list-item>
      </text:list>
      <text:p text:style-name="P1"><text:span text:style-name="T1">Distance Detection</text:span></text:p>
      <text:p text:style-name="Standard"/>
      <text:list xml:id="list1408988781" text:continue-numbering="true" text:style-name="L1">
        <text:list-item>
          <text:p text:style-name="P2">Make sure the voltage divider has the photo resistor second.</text:p>
        </text:list-item>
        <text:list-item>
          <text:p text:style-name="P2">Make sure pin A0 is connected between the two resistors</text:p>
        </text:list-item>
        <text:list-item>
          <text:p text:style-name="P2">Longest leg of the RGB LED should be grounded</text:p>
        </text:list-item>
      </text:list>
      <text:p text:style-name="P1"><text:span text:style-name="T1">Party Lights</text:span></text:p>
      <text:list xml:id="list1880644876" text:continue-numbering="true" text:style-name="L1">
        <text:list-item>
          <text:p text:style-name="P2">LEDs should be very similar to the dice</text:p>
        </text:list-item>
        <text:list-item>
          <text:p text:style-name="P2">Make sure the speaker plays</text:p>
          <text:list>
            <text:list-item>
              <text:p text:style-name="P2">Speaker volume should be set to loud</text:p>
            </text:list-item>
          </text:list>
        </text:list-item>
        <text:list-item>
          <text:p text:style-name="P2">Polarity of the speaker doesn't matter, neither does the audio jack</text:p>
        </text:list-item>
        <text:list-item>
          <text:p text:style-name="P2">A0 can be connected to either wire of the speaker</text:p>
        </text:list-item>
      </text:list>
      <text:p text:style-name="P1"><text:span text:style-name="T1">Chat Protocol</text:span></text:p>
      <text:list xml:id="list556722916" text:continue-numbering="true" text:style-name="L1">
        <text:list-item>
          <text:p text:style-name="P2">Black wire should ground both Arduino</text:p>
        </text:list-item>
        <text:list-item>
          <text:p text:style-name="P2">Pin A4 – Pin A4</text:p>
        </text:list-item>
        <text:list-item>
          <text:p text:style-name="P2">Pin A5 – Pin A5</text:p>
        </text:list-item>
        <text:list-item>
          <text:p text:style-name="P2">There should be no hardware problems with this circu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</meta:initial-creator>
    <meta:creation-date>2014-07-16T21:39:12</meta:creation-date>
    <dc:date>2014-07-16T21:58:07</dc:date>
    <dc:creator>Jon 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20" meta:word-count="152" meta:character-count="754" meta:non-whitespace-character-count="637"/>
  </office:meta>
</office:document-meta>
</file>